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8" style:family="paragraph" style:parent-style-name="Preformatted_20_Text">
      <style:paragraph-properties style:writing-mode="lr-tb"/>
    </style:style>
    <style:style style:name="P19" style:family="paragraph" style:parent-style-name="Preformatted_20_Text">
      <style:paragraph-properties fo:margin-top="0cm" fo:margin-bottom="0.499cm" style:contextual-spacing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️⃣ C’est quoi un graphe ? (très simple)</text:h>
      <text:p text:style-name="Text_20_body">Un <text:span text:style-name="Strong_20_Emphasis">graphe</text:span>, c’est :</text:p>
      <text:list text:style-name="L1">
        <text:list-item>
          <text:p text:style-name="P1">des <text:span text:style-name="Strong_20_Emphasis">points</text:span> → appelés <text:span text:style-name="Strong_20_Emphasis">sommets</text:span></text:p>
        </text:list-item>
        <text:list-item>
          <text:p text:style-name="P1">des <text:span text:style-name="Strong_20_Emphasis">traits entre les points</text:span> → appelés <text:span text:style-name="Strong_20_Emphasis">arêtes</text:span></text:p>
        </text:list-item>
      </text:list>
      <text:p text:style-name="Text_20_body">👉 On s’en sert pour représenter des <text:span text:style-name="Strong_20_Emphasis">relations</text:span>.</text:p>
      <text:h text:style-name="Heading_20_3" text:outline-level="3">Exemples concrets :</text:h>
      <text:list text:style-name="L2">
        <text:list-item>
          <text:p text:style-name="P2">Instagram</text:p>
          <text:list>
            <text:list-item>
              <text:p text:style-name="P2">sommets = personnes</text:p>
            </text:list-item>
            <text:list-item>
              <text:p text:style-name="P2">arêtes = abonnements</text:p>
            </text:list-item>
          </text:list>
        </text:list-item>
        <text:list-item>
          <text:p text:style-name="P2">Carte routière</text:p>
          <text:list>
            <text:list-item>
              <text:p text:style-name="P2">sommets = villes</text:p>
            </text:list-item>
            <text:list-item>
              <text:p text:style-name="P2">arêtes = routes</text:p>
            </text:list-item>
          </text:list>
        </text:list-item>
        <text:list-item>
          <text:p text:style-name="P2">Ton projet épidémie</text:p>
          <text:list>
            <text:list-item>
              <text:p text:style-name="P2">sommets = personnes</text:p>
            </text:list-item>
            <text:list-item>
              <text:p text:style-name="P2">arêtes = contacts entre personnes</text:p>
            </text:list-item>
          </text:list>
        </text:list-item>
      </text:list>
      <text:p text:style-name="Horizontal_20_Line"/>
      <text:h text:style-name="Heading_20_2" text:outline-level="2">2️⃣ Sommets et arêtes</text:h>
      <text:h text:style-name="Heading_20_3" text:outline-level="3">🔹 Sommet</text:h>
      <text:p text:style-name="Text_20_body">Un <text:span text:style-name="Strong_20_Emphasis">sommet</text:span>, c’est juste un point du graphe.<text:line-break/>On les note souvent par des lettres : A, B, C, D…</text:p>
      <text:h text:style-name="Heading_20_3" text:outline-level="3">🔹 Arête</text:h>
      <text:p text:style-name="Text_20_body">Une <text:span text:style-name="Strong_20_Emphasis">arête</text:span>, c’est un lien entre deux sommets.</text:p>
      <text:p text:style-name="Text_20_body">Exemple :</text:p>
      <text:list text:style-name="L3">
        <text:list-item>
          <text:p text:style-name="P3">A — B<text:line-break/>→ il y a une arête entre A et B</text:p>
        </text:list-item>
      </text:list>
      <text:p text:style-name="Horizontal_20_Line"/>
      <text:h text:style-name="Heading_20_2" text:outline-level="2">3️⃣ Graphe orienté / non orienté</text:h>
      <text:h text:style-name="Heading_20_3" text:outline-level="3">🔸 Graphe NON orienté</text:h>
      <text:list text:style-name="L4">
        <text:list-item>
          <text:p text:style-name="P4">Les liens vont <text:span text:style-name="Strong_20_Emphasis">dans les deux sens</text:span></text:p>
        </text:list-item>
      </text:list>
      <text:p text:style-name="Text_20_body">Exemple :</text:p>
      <text:list text:style-name="L5">
        <text:list-item>
          <text:p text:style-name="P5"><text:soft-page-break/>A — B<text:line-break/>👉 A est lié à B <text:span text:style-name="Strong_20_Emphasis">et</text:span> B est lié à A</text:p>
        </text:list-item>
      </text:list>
      <text:p text:style-name="Text_20_body">➡️ Exemple réel :</text:p>
      <text:list text:style-name="L6">
        <text:list-item>
          <text:p text:style-name="P6">amitié</text:p>
        </text:list-item>
        <text:list-item>
          <text:p text:style-name="P6">contact physique (épidémie)</text:p>
        </text:list-item>
      </text:list>
      <text:p text:style-name="Text_20_body">👉 <text:span text:style-name="Strong_20_Emphasis">Ton projet</text:span> : graphe <text:span text:style-name="Strong_20_Emphasis">non orienté</text:span></text:p>
      <text:p text:style-name="Horizontal_20_Line"/>
      <text:h text:style-name="Heading_20_3" text:outline-level="3">🔸 Graphe ORIENTÉ</text:h>
      <text:list text:style-name="L7">
        <text:list-item>
          <text:p text:style-name="P7">Les liens ont un <text:span text:style-name="Strong_20_Emphasis">sens</text:span></text:p>
        </text:list-item>
      </text:list>
      <text:p text:style-name="Text_20_body">Exemple :</text:p>
      <text:list text:style-name="L8">
        <text:list-item>
          <text:p text:style-name="P8">A → B<text:line-break/>👉 A peut aller vers B, mais pas l’inverse</text:p>
        </text:list-item>
      </text:list>
      <text:p text:style-name="Text_20_body">➡️ Exemple réel :</text:p>
      <text:list text:style-name="L9">
        <text:list-item>
          <text:p text:style-name="P9">Instagram</text:p>
        </text:list-item>
        <text:list-item>
          <text:p text:style-name="P9">routes à sens unique</text:p>
        </text:list-item>
      </text:list>
      <text:p text:style-name="Horizontal_20_Line"/>
      <text:h text:style-name="Heading_20_2" text:outline-level="2">4️⃣ Degré d’un sommet</text:h>
      <text:p text:style-name="Text_20_body">Le <text:span text:style-name="Strong_20_Emphasis">degré</text:span>, c’est :<text:line-break/>👉 <text:span text:style-name="Strong_20_Emphasis">le nombre d’arêtes reliées à un sommet</text:span></text:p>
      <text:h text:style-name="Heading_20_3" text:outline-level="3">Exemple :</text:h>
      <text:p text:style-name="Text_20_body">Si A est relié à B, C et D<text:line-break/>→ degré de A = <text:span text:style-name="Strong_20_Emphasis">3</text:span></text:p>
      <text:p text:style-name="Text_20_body">📌 Important :</text:p>
      <text:list text:style-name="L10">
        <text:list-item>
          <text:p text:style-name="P10">sommet avec grand degré = très connecté</text:p>
        </text:list-item>
        <text:list-item>
          <text:p text:style-name="P10">dans ton projet :<text:line-break/>👉 personne très connectée = super-propagateur</text:p>
        </text:list-item>
      </text:list>
      <text:p text:style-name="Horizontal_20_Line"/>
      <text:h text:style-name="Heading_20_2" text:outline-level="2"><text:soft-page-break/>5️⃣ Graphe connexe (TRÈS IMPORTANT)</text:h>
      <text:h text:style-name="Heading_20_3" text:outline-level="3">🔥 Définition simple :</text:h>
      <text:p text:style-name="Text_20_body">Un <text:span text:style-name="Strong_20_Emphasis">graphe connexe</text:span>, c’est un graphe où :<text:line-break/>👉 <text:span text:style-name="Strong_20_Emphasis">on peut aller de n’importe quel sommet à n’importe quel autre</text:span></text:p>
      <text:p text:style-name="Text_20_body">(en passant par des arêtes)</text:p>
      <text:h text:style-name="Heading_20_3" text:outline-level="3">Exemple connexe :</text:h>
      <text:p text:style-name="Text_20_body">A — B — C — D<text:line-break/>👉 tout est relié → connexe ✅</text:p>
      <text:h text:style-name="Heading_20_3" text:outline-level="3">Exemple NON connexe :</text:h>
      <text:p text:style-name="Text_20_body">A — B C — D<text:line-break/>👉 on ne peut pas aller de A à C → ❌</text:p>
      <text:p text:style-name="Text_20_body">📌 Dans ton projet :</text:p>
      <text:list text:style-name="L11">
        <text:list-item>
          <text:p text:style-name="P11">si le graphe est connexe → l’épidémie peut atteindre tout le monde</text:p>
        </text:list-item>
        <text:list-item>
          <text:p text:style-name="P11">sinon → elle reste bloquée dans un groupe</text:p>
        </text:list-item>
      </text:list>
      <text:p text:style-name="Horizontal_20_Line"/>
      <text:h text:style-name="Heading_20_2" text:outline-level="2">6️⃣ Chemin</text:h>
      <text:p text:style-name="Text_20_body">Un <text:span text:style-name="Strong_20_Emphasis">chemin</text:span>, c’est :<text:line-break/>👉 une suite de sommets reliés entre eux</text:p>
      <text:h text:style-name="Heading_20_3" text:outline-level="3">Exemple :</text:h>
      <text:p text:style-name="Text_20_body">A → B → C<text:line-break/>→ chemin de A à C</text:p>
      <text:p text:style-name="Text_20_body">📌 Dans ton projet :</text:p>
      <text:list text:style-name="L12">
        <text:list-item>
          <text:p text:style-name="P12">chemin = chaîne de contamination</text:p>
        </text:list-item>
      </text:list>
      <text:p text:style-name="Horizontal_20_Line"/>
      <text:h text:style-name="Heading_20_2" text:outline-level="2">7️⃣ Graphe pondéré (poids)</text:h>
      <text:p text:style-name="Text_20_body">Un <text:span text:style-name="Strong_20_Emphasis">poids</text:span>, c’est un <text:span text:style-name="Strong_20_Emphasis">nombre sur une arête</text:span>.</text:p>
      <text:h text:style-name="Heading_20_3" text:outline-level="3">Exemple :</text:h>
      <text:p text:style-name="Text_20_body">A —(2)— B<text:line-break/>A —(5)— C</text:p>
      <text:p text:style-name="Text_20_body">👉 le lien A-C est plus “fort” ou plus “long” que A-B</text:p>
      <text:h text:style-name="Heading_20_3" text:outline-level="3"><text:soft-page-break/>Dans ton projet :</text:h>
      <text:list text:style-name="L13">
        <text:list-item>
          <text:p text:style-name="P13">poids = probabilité de transmission</text:p>
        </text:list-item>
        <text:list-item>
          <text:p text:style-name="P13">ou fréquence de contact</text:p>
        </text:list-item>
      </text:list>
      <text:p text:style-name="Text_20_body">📌 Plus le poids est grand :<text:line-break/>👉 plus la contamination est facile</text:p>
      <text:p text:style-name="Horizontal_20_Line"/>
      <text:h text:style-name="Heading_20_2" text:outline-level="2">8️⃣ Parcours de graphe (idée importante)</text:h>
      <text:p text:style-name="Text_20_body">Un <text:span text:style-name="Strong_20_Emphasis">parcours</text:span>, c’est visiter les sommets un par un.</text:p>
      <text:h text:style-name="Heading_20_3" text:outline-level="3">🔹 Parcours en largeur (BFS)</text:h>
      <text:list text:style-name="L14">
        <text:list-item>
          <text:p text:style-name="P14">on avance <text:span text:style-name="Strong_20_Emphasis">niveau par niveau</text:span></text:p>
        </text:list-item>
      </text:list>
      <text:p text:style-name="Text_20_body">Exemple :<text:line-break/>A → B, C → D, E</text:p>
      <text:p text:style-name="Text_20_body">📌 Parfait pour :</text:p>
      <text:list text:style-name="L15">
        <text:list-item>
          <text:p text:style-name="P15">propagation d’une épidémie</text:p>
        </text:list-item>
        <text:list-item>
          <text:p text:style-name="P15">“jour 1, jour 2, jour 3”</text:p>
        </text:list-item>
      </text:list>
      <text:p text:style-name="Horizontal_20_Line"/>
      <text:h text:style-name="Heading_20_3" text:outline-level="3">🔹 Parcours en profondeur (DFS)</text:h>
      <text:list text:style-name="L16">
        <text:list-item>
          <text:p text:style-name="P16">on va <text:span text:style-name="Strong_20_Emphasis">le plus loin possible</text:span>, puis on revient</text:p>
        </text:list-item>
      </text:list>
      <text:p text:style-name="Text_20_body">📌 Moins utilisé pour ton projet, mais utile à connaître.</text:p>
      <text:p text:style-name="Horizontal_20_Line"/>
      <text:h text:style-name="Heading_20_2" text:outline-level="2">5️⃣ NetworkX (Python)</text:h>
      <text:h text:style-name="Heading_20_3" text:outline-level="3">Créer un graphe</text:h>
      <text:p text:style-name="P17"><text:span text:style-name="Source_20_Text">import networkx as nx</text:span></text:p>
      <text:p text:style-name="P17"><text:span text:style-name="Source_20_Text"/></text:p>
      <text:p text:style-name="P18"><text:span text:style-name="Source_20_Text">G = nx.Graph() <text:s text:c="5"/># non orienté</text:span></text:p>
      <text:p text:style-name="P18"><text:span text:style-name="Source_20_Text"># ou</text:span></text:p>
      <text:p text:style-name="P19"><text:span text:style-name="Source_20_Text">G = nx.DiGraph() <text:s text:c="3"/># orienté</text:span></text:p>
      <text:h text:style-name="Heading_20_3" text:outline-level="3">Ajouter sommets et arêtes</text:h>
      <text:p text:style-name="P17"><text:span text:style-name="Source_20_Text">G.add_edge(1, 2)</text:span></text:p>
      <text:p text:style-name="P19"><text:span text:style-name="Source_20_Text">G.add_edge(2, 3, weight=0.4)</text:span></text:p>
      <text:p text:style-name="Horizontal_20_Line"/>
      <text:h text:style-name="Heading_20_3" text:outline-level="3"><text:soft-page-break/>Afficher le graphe</text:h>
      <text:p text:style-name="Text_20_body"><text:span text:style-name="Source_20_Text">import matplotlib.pyplot as plt nx.draw(G, with_labels=True) plt.show()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09:35:03.279224782</meta:creation-date>
    <meta:editing-duration>PT38S</meta:editing-duration>
    <meta:editing-cycles>2</meta:editing-cycles>
    <meta:generator>LibreOffice/25.2.3.2$Linux_X86_64 LibreOffice_project/520$Build-2</meta:generator>
    <dc:date>2026-01-28T09:35:40.624793585</dc:date>
    <meta:document-statistic meta:table-count="0" meta:image-count="0" meta:object-count="0" meta:page-count="5" meta:paragraph-count="93" meta:word-count="576" meta:character-count="2711" meta:non-whitespace-character-count="2243"/>
  </office:meta>
</office:document-meta>
</file>